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eeeeee" draw:auto-grow-height="true" fo:min-height="2.62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fill-color="#eeeeee" fo:min-height="2.629cm"/>
    </style:style>
    <style:style style:name="pr4" style:family="presentation" style:parent-style-name="Default-subtitle">
      <style:graphic-properties draw:fill-color="#eeeeee" fo:min-height="9.134cm"/>
    </style:style>
    <style:style style:name="pr5" style:family="presentation" style:parent-style-name="Default-title">
      <style:graphic-properties draw:fill-color="#eeeeee" fo:min-height="3.473cm"/>
    </style:style>
    <style:style style:name="P1" style:family="paragraph">
      <loext:graphic-properties draw:fill-color="#eeeeee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eeeeee"/>
      <style:paragraph-properties fo:text-align="start"/>
    </style:style>
    <style:style style:name="P5" style:family="paragraph">
      <style:paragraph-properties fo:text-align="start"/>
      <style:text-properties fo:font-size="32pt"/>
    </style:style>
    <style:style style:name="P6" style:family="paragraph">
      <loext:graphic-properties draw:fill-color="#eeeeee"/>
      <style:paragraph-properties fo:text-align="start"/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71cm" svg:y="5.334cm" presentation:class="title" presentation:user-transformed="true">
          <draw:text-box>
            <text:p>Opinion Analyzer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4" draw:layer="layout" svg:width="25.908cm" svg:height="2.629cm" svg:x="1.016cm" svg:y="0.628cm" presentation:class="title" presentation:user-transformed="true">
          <draw:text-box>
            <text:p text:style-name="P3">Opinion Analyzer</text:p>
          </draw:text-box>
        </draw:frame>
        <draw:frame presentation:style-name="pr4" draw:text-style-name="P6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5">Überblick</text:p>
              </text:list-item>
              <text:list-item>
                <text:p text:style-name="P5">Frontend (Live-Demo)</text:p>
              </text:list-item>
              <text:list-item>
                <text:p text:style-name="P5">Auswertungen (Live-Demo)</text:p>
              </text:list-item>
              <text:list-item>
                <text:p text:style-name="P5">Anwendungsfelder</text:p>
              </text:list-item>
              <text:list-item>
                <text:p text:style-name="P5">Skalierbarkeit</text:p>
                <text:p text:style-name="P5"/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3" draw:text-style-name="P4" draw:layer="layout" svg:width="25.908cm" svg:height="2.629cm" svg:x="1.016cm" svg:y="0.628cm" presentation:class="title" presentation:user-transformed="true">
          <draw:text-box>
            <text:p text:style-name="P3">Opinion Analyzer: Überblick</text:p>
          </draw:text-box>
        </draw:frame>
        <draw:frame presentation:style-name="pr4" draw:text-style-name="P6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5">Was tut die Anwendung?</text:p>
              </text:list-item>
              <text:list-item>
                <text:p text:style-name="P5">Womit wurde sie erstellt?</text:p>
                <text:list>
                  <text:list-item>
                    <text:p text:style-name="P5">Docker, Python, Postgres, Grafana, ...</text:p>
                  </text:list-item>
                </text:list>
                <text:p text:style-name="P5"/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3" draw:text-style-name="P4" draw:layer="layout" svg:width="25.654cm" svg:height="2.629cm" svg:x="1.27cm" svg:y="0.628cm" presentation:class="title" presentation:user-transformed="true">
          <draw:text-box>
            <text:p text:style-name="P3">Opinion Analyzer: Frontend</text:p>
          </draw:text-box>
        </draw:frame>
        <draw:frame presentation:style-name="pr4" draw:text-style-name="P6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5">Landing Page</text:p>
              </text:list-item>
              <text:list-item>
                <text:p text:style-name="P5">Seitenstruktur</text:p>
              </text:list-item>
              <text:list-item>
                <text:p text:style-name="P5">Topic Suche</text:p>
              </text:list-item>
              <text:list-item>
                <text:p text:style-name="P5">???</text:p>
                <text:p text:style-name="P5"/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3" draw:text-style-name="P4" draw:layer="layout" svg:width="26.162cm" svg:height="2.629cm" svg:x="1.016cm" svg:y="0.628cm" presentation:class="title" presentation:user-transformed="true">
          <draw:text-box>
            <text:p text:style-name="P3">Opinion Analyzer: Auswertungen</text:p>
          </draw:text-box>
        </draw:frame>
        <draw:frame presentation:style-name="pr4" draw:text-style-name="P6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5">Systemstatus (Zahlen)</text:p>
              </text:list-item>
              <text:list-item>
                <text:p text:style-name="P5">Datenbankstatus (Zahlen)</text:p>
              </text:list-item>
              <text:list-item>
                <text:p text:style-name="P5">Sentimentanalyse (Beispielabfrage)</text:p>
                <text:p text:style-name="P5"/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5" draw:text-style-name="P4" draw:layer="layout" svg:width="25.908cm" svg:height="3.473cm" svg:x="1.016cm" svg:y="0.206cm" presentation:class="title" presentation:user-transformed="true">
          <draw:text-box>
            <text:p text:style-name="P3">Opinion Analyzer: Anwendungsfelder</text:p>
          </draw:text-box>
        </draw:frame>
        <draw:frame presentation:style-name="pr4" draw:text-style-name="P6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5">Auswertungen der Datenbasis über</text:p>
                <text:list>
                  <text:list-item>
                    <text:p text:style-name="P5">Kommentarhäufigkeiten</text:p>
                  </text:list-item>
                  <text:list-item>
                    <text:p text:style-name="P5">Typen von Kommentierenden</text:p>
                  </text:list-item>
                  <text:list-item>
                    <text:p text:style-name="P5">Trendthemen</text:p>
                  </text:list-item>
                  <text:list-item>
                    <text:p text:style-name="P5">Meinungsbilder</text:p>
                  </text:list-item>
                  <text:list-item>
                    <text:p text:style-name="P5">...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5" draw:text-style-name="P4" draw:layer="layout" svg:width="25.908cm" svg:height="3.473cm" svg:x="1.016cm" svg:y="0.206cm" presentation:class="title" presentation:user-transformed="true">
          <draw:text-box>
            <text:p text:style-name="P3">Opinion Analyzer: Anwendungsfelder</text:p>
          </draw:text-box>
        </draw:frame>
        <draw:frame presentation:style-name="pr4" draw:text-style-name="P6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5">Zielgruppen</text:p>
                <text:list>
                  <text:list-item>
                    <text:p text:style-name="P5">Journalisten</text:p>
                  </text:list-item>
                  <text:list-item>
                    <text:p text:style-name="P5">Meinungsforschungseinrichtungen</text:p>
                  </text:list-item>
                  <text:list-item>
                    <text:p text:style-name="P5">Gesellschaftswissenschaftler</text:p>
                  </text:list-item>
                  <text:list-item>
                    <text:p text:style-name="P5">…???</text:p>
                  </text:list-item>
                </text:list>
                <text:p text:style-name="P5"/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5" draw:text-style-name="P4" draw:layer="layout" svg:width="25.908cm" svg:height="3.473cm" svg:x="1.016cm" svg:y="0.206cm" presentation:class="title" presentation:user-transformed="true">
          <draw:text-box>
            <text:p text:style-name="P3">Opinion Analyzer: Skalierbarkeit</text:p>
          </draw:text-box>
        </draw:frame>
        <draw:frame presentation:style-name="pr4" draw:text-style-name="P6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5">Datenmodell</text:p>
                <text:list>
                  <text:list-item>
                    <text:p text:style-name="P5">Tabellenstruktur flexibel erweiterbar </text:p>
                  </text:list-item>
                  <text:list-item>
                    <text:p text:style-name="P5">Neue Quellen, Analyzer, etc. leicht einzubinden</text:p>
                  </text:list-item>
                  <text:list-item>
                    <text:p text:style-name="P5">Sollen wir hier eine Grafik des Datenmodells einfügen???</text:p>
                  </text:list-item>
                </text:list>
                <text:p text:style-name="P5"/>
                <text:p text:style-name="P5"/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5" draw:text-style-name="P4" draw:layer="layout" svg:width="25.908cm" svg:height="3.473cm" svg:x="1.016cm" svg:y="0.206cm" presentation:class="title" presentation:user-transformed="true">
          <draw:text-box>
            <text:p text:style-name="P3">Opinion Analyzer: Skalierbarkeit</text:p>
          </draw:text-box>
        </draw:frame>
        <draw:frame presentation:style-name="pr4" draw:text-style-name="P6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5">Datenquellen</text:p>
                <text:list>
                  <text:list-item>
                    <text:p text:style-name="P5">Neue Datenquellen einzeln hinzufügbar</text:p>
                  </text:list-item>
                </text:list>
              </text:list-item>
              <text:list-item>
                <text:p text:style-name="P5">...</text:p>
                <text:p text:style-name="P5"/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svg:stroke-color="#3465a4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3T12:59:55.032337988</meta:creation-date>
    <dc:date>2021-02-13T15:35:17.195813042</dc:date>
    <meta:editing-duration>PT1H25M2S</meta:editing-duration>
    <meta:editing-cycles>22</meta:editing-cycles>
    <meta:generator>LibreOffice/6.1.5.2$Linux_X86_64 LibreOffice_project/10$Build-2</meta:generator>
    <meta:document-statistic meta:object-count="56"/>
  </office:meta>
</office:document-meta>
</file>